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font-name="Times New Roman" style:text-underline-style="none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text-underline-style="solid" style:text-underline-width="auto" style:text-underline-color="font-color"/>
    </style:style>
    <style:style style:name="T6" style:family="text">
      <style:text-properties style:text-line-through-style="none" style:font-name="Times New Roman1" style:text-underline-style="solid" style:text-underline-width="auto" style:text-underline-color="font-color"/>
    </style:style>
    <style:style style:name="T7" style:family="text">
      <style:text-properties style:text-line-through-style="none" style:font-name="Times New Roman" style:text-underline-style="none"/>
    </style:style>
    <style:style style:name="T8" style:family="text">
      <style:text-properties style:text-line-through-style="none" style:font-name="Times New Roman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3FF19_6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13, FF 19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, Hebrew<text:tab/><text:tab/><text:tab/><text:tab/><text:tab/></text:p>
      <text:p text:style-name="P6">Author of letter<text:tab/><text:tab/><text:tab/><text:tab/>Sabato Morais<text:tab/></text:p>
      <text:p text:style-name="P6">Signed letter<text:tab/><text:tab/><text:tab/><text:tab/><text:tab/>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1894</text:p>
      <text:p text:style-name="P6">Month<text:tab/><text:tab/><text:tab/><text:tab/><text:tab/><text:tab/></text:p>
      <text:p text:style-name="P6">Year<text:tab/><text:tab/><text:tab/><text:tab/><text:tab/><text:tab/>1894</text:p>
      <text:p text:style-name="P6">Hebrew Date<text:tab/><text:tab/><text:tab/><text:tab/><text:tab/></text:p>
      <text:p text:style-name="P6">Undated</text:p>
      <text:p text:style-name="P6">City<text:tab/><text:tab/><text:tab/><text:tab/><text:tab/><text:tab/>Philadelphia</text:p>
      <text:p text:style-name="P6">State<text:tab/><text:tab/><text:tab/><text:tab/><text:tab/><text:tab/>PA</text:p>
      <text:p text:style-name="P6">Country<text:tab/><text:tab/><text:tab/><text:tab/><text:tab/>USA</text:p>
      <text:p text:style-name="P6">Subject<text:tab/><text:tab/><text:tab/><text:tab/><text:tab/>Jewish religious schools.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</text:p>
      <text:p text:style-name="P6">(Synagogue) Sermon<text:tab/><text:tab/><text:tab/><text:tab/>Y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8</text:p>
      <text:p text:style-name="P6">Number of Sheets<text:tab/><text:tab/><text:tab/><text:tab/>3</text:p>
      <text:p text:style-name="P6">Fragment<text:tab/><text:tab/><text:tab/><text:tab/><text:tab/></text:p>
      <text:p text:style-name="P6">Pagination <text:tab/><text:tab/><text:tab/><text:tab/><text:tab/>Y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3">[Letterhead]</text:p>
      <text:p text:style-name="P2">S. MORAIS,/</text:p>
      <text:p text:style-name="P2">546 N. FIFTH STREET,/</text:p>
      <text:p text:style-name="P2">PHILADELPHIA, PA./</text:p>
      <text:p text:style-name="P2"/>
      <text:p text:style-name="P3">[Front Cover]</text:p>
      <text:p text:style-name="P3">[Note: The number "31" is written in pencil and circled in the top right corner of the page.]</text:p>
      <text:p text:style-name="P3"/>
      <text:p text:style-name="P4">94/</text:p>
      <text:p text:style-name="P2">On the need for more religious schools/</text:p>
      <text:p text:style-name="P2"/>
      <text:p text:style-name="P3">[Page 1]</text:p>
      <text:p text:style-name="P3">Some of the persistence with which Christians labor/ to accomplish <text:span text:style-name="T2">their</text:span><text:span text:style-name="T4"> a perverting object, might well be copied by/ Jews to defeat that same object. <text:s/>The efforts of a single/ individual, or of a few </text:span><text:span text:style-name="T2">persons</text:span><text:span text:style-name="T4"> separately, however/ earnest, will not compass the end in view. <text:s/></text:span><text:span text:style-name="T2">but</text:span><text:span text:style-name="T4"> In/ union there is the strength needed for a determined/ purpose. <text:s/>In the Southern section of our city,/ where a vast number of our coreligionists of foreign/ birth congregate, a danger faced Judaism on all/ sides. <text:s/></text:span><text:span text:style-name="T2">It</text:span><text:span text:style-name="T4"> The peril encountered is a plan insidiously laid out, to bring the/ young of Israel to </text:span><text:span text:style-name="T2">be</text:span><text:span text:style-name="T4"> the acknowledgment of a creed abhorrent to our/ soul. <text:s/>Mission schools are planted and measures/ adopted to fill those schools with boys and girls who should shun </text:span><text:span text:style-name="T2">such schools</text:span><text:span text:style-name="T4"> them as we would avoid the verge of a precipice; boys and girls whose/ every fibre[sic!] should thrillingly respond to the daily declaration </text:span><text:span text:style-name="T5">Adona</text:span><text:span text:style-name="T6">ï</text:span><text:span text:style-name="T7">/ </text:span><text:soft-page-break/><text:span text:style-name="T8">Echad</text:span><text:span text:style-name="T7">, "The Lord is </text:span><text:span text:style-name="T8">One</text:span><text:span text:style-name="T7">." <text:s/>I stealthily wit-/-nessed the exercises </text:span><text:span text:style-name="T3">of</text:span><text:span text:style-name="T7"> gone through at those schools, and felt deep-/-ly pained as hearing children who ought to learn/ the history of the patriarchs, the lessons of our pro-/-phets and sages, rehearse a catechism which taught/ the deification of perishable man, the dogma of a blood atone-/-ment for inherited sin and the hurling of curses on Jews/ as </text:span><text:span text:style-name="T3">God's son killers</text:span><text:span text:style-name="T7"> murderers of an incarnate god./</text:span></text:p>
      <text:p text:style-name="P3"><text:span text:style-name="T7"/></text:p>
      <text:p text:style-name="P3"><text:span text:style-name="T7">[Page 2]</text:span></text:p>
      <text:p text:style-name="P3"><text:span text:style-name="T7">The brother who acted as my escort on those oc-/-casions said to me, like the voice which spoke/ to Ezekiel [Hebrew] "You will/ further see still greater abominations." <text:s/>And so I/ did to my sorrow</text:span><text:span text:style-name="T3">fully</text:span><text:span text:style-name="T7"> under the guise of an institution in which the/ knowledge of Hebrew is acquired, an apostate/ Jewess, in the pay of the church, gathered around/ her many of our little ones, allured by a variety/ of promises for, the larger the number the larger the reward. <text:s/>Burning with indignation, I visited/ the premises of rank deception, but only once, for the princi-/-pal of the </text:span><text:span text:style-name="T3">abominable</text:span><text:span text:style-name="T7"> school, furiously remonstrated/ against my having entered it, as an act of unpardon-/-able intrusion, as an act which would force her to call </text:span><text:span text:style-name="T3">for</text:span><text:span text:style-name="T7"> in the/ intervention of the police. <text:s/>I did not put her threat/ to the test, fearing scandal. <text:s/>In that instance I con-/-sidered discretion the better part of valor. <text:s/>But/ more than once I stood watching in the neighborhood/ to note down the names of the children who issued/ from a building, where a net is spread for the unwary,/ so that I might caution the parents. <text:s/></text:span><text:span text:style-name="T3">Hence</text:span><text:span text:style-name="T7"> The </text:span><text:span text:style-name="T3">sad</text:span><text:span text:style-name="T7">/ humiliation which I experienced sprung from that very circumstance. <text:s/>Reckless fathers/ and unprincipled mothers deliberately exposed their/ offspring to the seductions of a people, who do not/ scruple to employ</text:span><text:span text:style-name="T3">ing</text:span><text:span text:style-name="T7"> base means in order to carry out their </text:span><text:span text:style-name="T3">object</text:span><text:span text:style-name="T7"> design./</text:span></text:p>
      <text:p text:style-name="P3"><text:span text:style-name="T7"/></text:p>
      <text:p text:style-name="P3"><text:span text:style-name="T7">[Page 3]</text:span></text:p>
      <text:p text:style-name="P3"><text:span text:style-name="T7">A woman whom I had endeavoured to aid through charities, while/ her husband, either voluntarily, or by accident kept/ aloof from her, did not show the least compunction for/ sending her young ones to the school of apostasy. <text:s/></text:span><text:span text:style-name="T3">Positively</text:span><text:span text:style-name="T7"> Perfectly/ </text:span><text:span text:style-name="T3">knowing</text:span><text:span text:style-name="T7"> aware of the aim of the institution, she with a brazen/ countenance </text:span><text:span text:style-name="T3">she</text:span><text:span text:style-name="T7"> disputed me and declared that Judaism was/ taught there, and </text:span><text:span text:style-name="T3">that she p rejoined because</text:span><text:span text:style-name="T7"> added that together with the ins/-truction, a number of gifts were received. <text:s/>The ingrate/ doubtless appreciated the latter better than the former./ <text:s/>Now, I may often have been </text:span><text:span text:style-name="T3">censured</text:span><text:span text:style-name="T7"> charged with cruelty/ to speaking animals, as I call persons in whom greed/ silences </text:span><text:span text:style-name="T3">the best</text:span><text:span text:style-name="T7"> moral instincts, still, I could not forbear saying/ that </text:span><text:span text:style-name="T3">persons</text:span><text:span text:style-name="T7"> again and again the almoners to whom the administration of </text:span><text:span text:style-name="T3">charity beneficence</text:span><text:span text:style-name="T7"> our free will offer-ing to the/ indigent is entrusted, ought invariably to inquire of the appli-/-cants, whether their children are under religious as/ well as secular tuition and whether they attend Jew-/-ish worship. <text:s/>I know of many who are regular recipients/ of help from our United Hebrew Charities, whose re-/-cognition of the faith in which they were born con-/-sists in the acceptance of assistance rendered by that Jewish/ institution</text:span><text:span text:style-name="T3">s</text:span><text:span text:style-name="T7"> and kindred ones. <text:s/>Their sons and daughters never enter a Syna-/-gogue, nor learn at home the first rudiments of our belief./</text:span></text:p>
      <text:p text:style-name="P3"><text:span text:style-name="T7"/></text:p>
      <text:p text:style-name="P3"><text:span text:style-name="T7">[Page 4]</text:span></text:p>
      <text:p text:style-name="P3"><text:span text:style-name="T7">Must we set a premium on the </text:span><text:span text:style-name="T3">resolute</text:span><text:span text:style-name="T7"> wilful[sic!] defection/ of the rising generation among the need? <text:s/>In ages/ past a saying ran thus [Hebrew]/ "Take good care of the children of the poor, for they/ will be the custodians of the Torah." <text:s/></text:span><text:span text:style-name="T3">But</text:span><text:span text:style-name="T7"> Now adays,/ we do take care of them through their parents, too much/ so perhaps, bodily </text:span><text:span text:style-name="T3">not, so in equally</text:span><text:span text:style-name="T7"> but we do not bestow equal care on that which concerns their/ spiritual wants. <text:s/>True, we have free Sunday schools/ and free Hebrew schools, but how inadequate their number to the/ vast increase of our brethren, who have sought </text:span><text:span text:style-name="T3">here</text:span><text:span text:style-name="T7"> in/ Philadelphia security from Russian persecution! <text:s/>Many more such schools/ ought we to set up, precisely in the localities which/ our religious adversaries craftily choose, </text:span><text:span text:style-name="T3">to establish theirs,</text:span><text:span text:style-name="T7">/ because the plans selected overflowing with a Jewish population. <text:s/>I am/ reliably informed that on 7th st between Pine and Lombard/ sts, a furnace </text:span><text:span text:style-name="T3">is</text:span><text:span text:style-name="T7"> in full blast, lighted for the destruction/ of our creed, exists. <text:s/>Not a few are </text:span><text:soft-page-break/><text:span text:style-name="T7">the incautious/ that fall into it. <text:s/>Some, whose natural guardians have/ been warned, are offered to that Molock the parents/ arguing with an indifference which exites[sic!] </text:span><text:span text:style-name="T3">wrath</text:span><text:span text:style-name="T7"> anger, that,/ after all, they do not fear the burning flames. <text:s/>They/ cannot scathe their children's soul. <text:s/>Their sons and daughters/ know that they are born of Jews--emplary[sic!] Jews for sooth, who/ trifle with the spiritual welfare of creatures committed to their/ safe-keeping./</text:span></text:p>
      <text:p text:style-name="P3"><text:span text:style-name="T7"/></text:p>
      <text:p text:style-name="P3"><text:span text:style-name="T7">[Page 5]</text:span></text:p>
      <text:p text:style-name="P3"><text:span text:style-name="T7">Most worthy Jews, who </text:span><text:span text:style-name="T3">resolutely wilfully</text:span><text:span text:style-name="T7"> resolutely expose a precious/ treasure given in their charge to the danger of being lost!/ <text:s/>I find that our moralist asks in the book of Proverbs/ [Hebrew] "Can one walk upon/ hot coals and his feet not be scorched?" <text:s/>Bad/ enough; wrong enough that Jewish tax payers, who/ contribute to the support of public secular schools must/ submit to an outrage perpetrated against the faith which/ </text:span><text:span text:style-name="T3">we</text:span><text:span text:style-name="T7"> they profess. <text:s/>I mean, in the obligations imposed upon </text:span><text:span text:style-name="T3">our</text:span><text:span text:style-name="T7"> their children./ <text:s/>For, the latter are expected to listen to the </text:span><text:span text:style-name="T3">recital</text:span><text:span text:style-name="T7"> reading of/ the new testament, to join in hymns totally at variance/ with our belief and specially at the church festivities/ now approaching to take part in recitations that/ ill-accord with the religion, which proclaims the all saving/ powers of one God, and as we of the Sephardic ritual sing [Hebrew] "Without conjunction, without division/ of parts, great and all mighty." <text:s/>Private and public remonstrances/ have availed little. <text:s/>They are met by the trite remark:/ "the majority </text:span><text:span text:style-name="T3">rel</text:span><text:span text:style-name="T7"> rules", although the boast of this/ land is that it has written a bill of divorce, which holds/ the church severely apart from the state. <text:s/>Shame upon/ some of my would be patriotic coreligionists, who call</text:span><text:span text:style-name="T3">ed</text:span><text:span text:style-name="T7">/ </text:span><text:span text:style-name="T3">those</text:span><text:span text:style-name="T7"> their brethren to task who, from time to time, have ventured to/ dispute the right of that majority! <text:s/>But if we are/ unjustly dealt with in the instance just cited, it does/ not follow that we shall allow open enemies to undermine Judaism/</text:span></text:p>
      <text:p text:style-name="P3"><text:span text:style-name="T7"/></text:p>
      <text:p text:style-name="P3"><text:span text:style-name="T7">[Page 6]</text:span></text:p>
      <text:p text:style-name="P3"><text:span text:style-name="T7">We must not tolerate their insidious artifices, dictated/ by the immoral maxim that "the end justifies the means."/ <text:s/>We must thwart their intentions, and I think that if/ we planted schools of our own very close to those which/ they establish as a bait, and offer some of the inducements/ which they hold out, we </text:span><text:span text:style-name="T3">shall</text:span><text:span text:style-name="T7"> would finally drain </text:span><text:span text:style-name="T3">them out</text:span><text:span text:style-name="T7"> mission factories dry/ of their resources and recover what is our own. <text:s/>But we/ should choose the same hours and the same days as/ well as a </text:span><text:span text:style-name="T3">near</text:span><text:span text:style-name="T7"> spot near to their meeting</text:span><text:span text:style-name="T3">s</text:span><text:span text:style-name="T7"> house</text:span><text:span text:style-name="T3">s</text:span><text:span text:style-name="T7">. <text:s/>The afternoon of Saturdays and Sunday</text:span><text:span text:style-name="T3">s afternoons are</text:span><text:span text:style-name="T7"> is the leisure time of which hired </text:span><text:span text:style-name="T3">[?]</text:span><text:span text:style-name="T7"> apostatizers take advantage. <text:s/>We should utilize that time to defeat their object. <text:s/>Indeed,/ for several years I have been anxious to set up in/ such localities an afternoon Sabbath service, accompanied/ by a lecture in conversational style and easy instruct-/-ion in books of our literature. <text:s/>I </text:span><text:span text:style-name="T3">hold that it</text:span><text:span text:style-name="T7"> am of opinion that the effecting of that plan would serve a/ double purpose. <text:s/>It would prevent the estrangement/ of the young form the ancestral fold and act as an/ object lesson to our fellow believers who pray much but/ not well, who</text:span><text:span text:style-name="T3">se</text:span><text:span text:style-name="T7"> worship with great frequency and large/ attendances but neither quietly nor decorously. <text:s/>Could/ I make it compatible with the duty which I primarily owe/ this congregation, I would </text:span><text:span text:style-name="T3">deem it a merit to</text:span><text:span text:style-name="T7"> assume/ the task as highly meritorious. <text:s/>I was asked by a sister in faith who shares my/ views upon that </text:span><text:span text:style-name="T3">score</text:span><text:span text:style-name="T7"> subject, whether I could suggest any one/ qualified to undertake the task. <text:s/>I answered negatively./</text:span></text:p>
      <text:p text:style-name="P3"><text:span text:style-name="T7"/></text:p>
      <text:p text:style-name="P3"><text:span text:style-name="T7">[Page 7]</text:span></text:p>
      <text:p text:style-name="P3"><text:span text:style-name="T7">In my mind, the prerequisites for its proper performance are fondness of the/ Hebrew language and its preference to other languages in/ our prayers; sympathy with those untrained in American/ manners and habits and willingness to impart in-/-struction within the line of </text:span><text:span text:style-name="T3">Hebrew</text:span><text:span text:style-name="T7"> the Jewish traditions./ <text:s/>But if unfortunately we cannot just now over-/-come the difficulties presented in that respect, we/ should try with might and main to arouse a spi-/-rit </text:span><text:span text:style-name="T3">whose up [?]</text:span><text:span text:style-name="T7"> the rising up of which will result in the creation of/ schools proportionate to our increasing </text:span><text:span text:style-name="T3">wants</text:span><text:span text:style-name="T7"> needs./ <text:s/>We must not </text:span><text:span text:style-name="T3">suffer</text:span><text:span text:style-name="T7"> permit either sworn adherents of the/ trinity to steal away the hearts of our children, or/ our looking </text:span><text:span text:style-name="T3">on</text:span><text:span text:style-name="T7"> passively on the </text:span><text:soft-page-break/><text:span text:style-name="T7">recreancy of their parents./ <text:s/>If the </text:span><text:span text:style-name="T3">maxim</text:span><text:span text:style-name="T7"> aphorism [Hebrew] "each Israelite is a guaranteed for his coreligionist," conveys any sense,/ it signifies, as the immortal Rashi explains it, that we/ shall keep vigilant watch so that the </text:span><text:span text:style-name="T3">underlying</text:span><text:span text:style-name="T7"> ordinances/ </text:span><text:span text:style-name="T3">principles</text:span><text:span text:style-name="T7"> of Judaism suffer no detriment. <text:s/>To whom/ shall I appeal for the consummation of the all import-/-ant object? <text:s/>My heart replies "to the women of Israel"/ <text:s/>Their zeal does not abate because the demands on/ their exertions </text:span><text:span text:style-name="T3">for the sake of</text:span><text:span text:style-name="T7"> to further</text:span><text:span text:style-name="T3">ing</text:span><text:span text:style-name="T7"> the Jewish/ cause, are </text:span><text:span text:style-name="T3">increasing</text:span><text:span text:style-name="T7"> augmenting continually. <text:s/>Let them take coun-/sel together. <text:s/>Associated with men who have never/ shrunk from duty and proved a main stay to our free schools/</text:span></text:p>
      <text:p text:style-name="P3"><text:span text:style-name="T7"/></text:p>
      <text:p text:style-name="P3"><text:span text:style-name="T7">[Page 8]</text:span></text:p>
      <text:p text:style-name="P3"><text:span text:style-name="T7">they will enrich us with institutions, which,/ under God's blessing, may rise as impregnable/ fortresses against the open or covert attacks of/ trinitarians. <text:s/>Women of Israel, whom, in the days/ of old, Talmudists extolled for the practice of taking/ their children to the School house [Hebrew] will win a/ still higher merit, that of having disarmed the/ adversaries of our religion and supplied us with/ spiritual weapons of self-defence[sic!]. <text:s/>May I not/ have spoken in vai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0T11:25:30.64</meta:creation-date>
    <dc:date>2013-02-20T13:09:39.05</dc:date>
    <meta:editing-duration>PT40M46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5" meta:paragraph-count="84" meta:word-count="1977" meta:character-count="12174"/>
  </office:meta>
</office:document-meta>
</file>